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393D9705F58EEA599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4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1"/>
    </style:style>
    <style:style style:name="P5" style:family="paragraph" style:parent-style-name="Standard">
      <style:paragraph-properties fo:margin-top="0.139in" fo:margin-bottom="0.0693in" loext:contextual-spacing="false" fo:line-height="100%"/>
    </style:style>
    <style:style style:name="P6" style:family="paragraph" style:parent-style-name="Standard">
      <loext:graphic-properties draw:fill="solid" draw:fill-color="#ffffff"/>
      <style:paragraph-properties fo:margin-left="0.8752in" fo:margin-right="0.2083in" fo:margin-top="0.0555in" fo:margin-bottom="0.111in" loext:contextual-spacing="false" fo:line-height="100%" fo:text-indent="-0.25in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.1665in" fo:margin-bottom="0.2917in" loext:contextual-spacing="false" fo:line-height="100%" fo:text-align="justify" style:justify-single-word="false" fo:background-color="#ffffff"/>
    </style:style>
    <style:style style:name="P8" style:family="paragraph" style:parent-style-name="Standard">
      <loext:graphic-properties draw:fill="solid" draw:fill-color="#ffffff"/>
      <style:paragraph-properties fo:margin-left="0.6252in" fo:margin-right="0.2083in" fo:margin-top="0.0555in" fo:margin-bottom="0.111in" loext:contextual-spacing="false" fo:line-height="100%" fo:text-indent="0in" style:auto-text-indent="false" fo:background-color="#ffffff"/>
    </style:style>
    <style:style style:name="P9" style:family="paragraph" style:parent-style-name="Standard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0" style:family="paragraph" style:parent-style-name="Standard">
      <loext:graphic-properties draw:fill="solid" draw:fill-color="#ffffff"/>
      <style:paragraph-properties fo:margin-top="0in" fo:margin-bottom="0.2917in" loext:contextual-spacing="false" fo:line-height="100%" fo:text-align="justify" style:justify-single-word="false" fo:background-color="#ffffff"/>
    </style:style>
    <style:style style:name="P11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2" style:family="paragraph" style:parent-style-name="Heading_20_2">
      <style:paragraph-properties fo:margin-left="0.5in" fo:margin-right="0in" fo:margin-top="0.25in" fo:margin-bottom="0.0555in" loext:contextual-spacing="false" fo:line-height="100%" fo:keep-together="auto" fo:text-indent="-0.25in" style:auto-text-indent="false" fo:keep-with-next="auto"/>
    </style:style>
    <style:style style:name="P13" style:family="paragraph" style:parent-style-name="Heading_20_1">
      <style:paragraph-properties fo:margin-left="0.75in" fo:margin-right="0in" fo:margin-top="0.3335in" fo:margin-bottom="0.0835in" loext:contextual-spacing="false" fo:line-height="100%" fo:keep-together="auto" fo:text-indent="-0.25in" style:auto-text-indent="false" fo:keep-with-next="auto"/>
    </style:style>
    <style:style style:name="P14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23pt" fo:font-weight="bold" style:font-size-asian="23pt" style:font-weight-asian="bold" style:font-size-complex="23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7pt" fo:font-weight="bold" style:font-size-asian="17pt" style:font-weight-asian="bold" style:font-size-complex="17pt"/>
    </style:style>
    <style:style style:name="T6" style:family="text">
      <style:text-properties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9" style:family="text">
      <style:text-properties fo:background-color="#ffffff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1">MODELE DE CAHIER DES CHARGES D’APPLICATION MOBILE</text:span></text:p>
      <text:p text:style-name="P5"><text:span text:style-name="T2"><text:s/></text:span></text:p>
      <text:p text:style-name="P13"><text:bookmark text:name="_ohnvdsv7l2sb"/><text:span text:style-name="T3">1.</text:span><text:span text:style-name="T4"> <text:s text:c="4"/></text:span><text:span text:style-name="T3">Présentation d’ensemble du projet</text:span></text:p>
      <text:p text:style-name="P11"><text:bookmark text:name="_3rg6swgsy8w5"/><text:span text:style-name="T5">1.1</text:span><text:span text:style-name="T4"> <text:s/></text:span><text:span text:style-name="T6">Présentation de l’entreprise</text:span></text:p>
      <text:p text:style-name="P6"><text:span text:style-name="T7">·</text:span><text:span text:style-name="T8"> <text:s text:c="2"/></text:span>Présenter l’activité de l’entreprise : date de création, services ou produits vendus, nombre de salariés, CA, principaux axes de développement, principaux concurrents,</text:p>
      <text:p text:style-name="P6"><text:span text:style-name="T7">·</text:span><text:span text:style-name="T8"> <text:s text:c="2"/></text:span>Expliquer le rôle de votre application mobile dans la stratégie de l’entreprise</text:p>
      <text:p text:style-name="P6"><text:span text:style-name="T7">·</text:span><text:span text:style-name="T8"> <text:s text:c="2"/></text:span>S’il s’agit d’une refonte d’une application existante, préciser : son trafic mensuel, quelques statistiques de performance (taux de rebond, taux de conversion, …), le nombre de pages existantes à récupérer, les plateformes utilisées, les moyens de paiements utilisés etc.</text:p>
      <text:p text:style-name="P12"><text:bookmark text:name="_c2x1ce5i1wy8"/><text:span text:style-name="T5">1.2</text:span><text:span text:style-name="T4"> <text:s/></text:span><text:span text:style-name="T6">Les objectifs de l’application</text:span></text:p>
      <text:p text:style-name="P7">Détaillez le ou les objectifs de votre application mobile. Vous pouvez les découper en deux parties : quantitatifs et qualitatifs. Par exemple :</text:p>
      <text:p text:style-name="P6"><text:span text:style-name="T7">·</text:span><text:span text:style-name="T8"> <text:s text:c="2"/></text:span>Faut-il améliorer le taux de conversion actuel ?</text:p>
      <text:p text:style-name="P6"><text:span text:style-name="T7">·</text:span><text:span text:style-name="T8"> <text:s text:c="2"/></text:span>Faut-il créer une communauté autour d’un produit / service spécifique ?</text:p>
      <text:p text:style-name="P6"><text:span text:style-name="T7">·</text:span><text:span text:style-name="T8"> <text:s text:c="2"/></text:span>L’application est-elle simplement une extension du site web ?</text:p>
      <text:p text:style-name="P6"><text:span text:style-name="T7">·</text:span><text:span text:style-name="T8"> <text:s text:c="2"/></text:span>Souhaitez-vous obtenir plus de datas sur vos clients / prospects ?</text:p>
      <text:p text:style-name="P12"><text:bookmark text:name="_12q4b0vcuvhk"/><text:span text:style-name="T5">1.3</text:span><text:span text:style-name="T4"> <text:s/></text:span><text:span text:style-name="T6">La cible adressée par l’application</text:span></text:p>
      <text:p text:style-name="P6"><text:span text:style-name="T7">·</text:span><text:span text:style-name="T8"> <text:s text:c="2"/></text:span>Ciblez-vous les entreprises ou les particuliers ?</text:p>
      <text:p text:style-name="P6"><text:span text:style-name="T7">·</text:span><text:span text:style-name="T8"> <text:s text:c="2"/></text:span>Quelles sont les caractéristiques et les centres d’intérêt de votre cible ?</text:p>
      <text:p text:style-name="P6"><text:span text:style-name="T7">·</text:span><text:span text:style-name="T8"> <text:s text:c="2"/></text:span>Identifiez les différents segments composant votre cible (par exemple PME et grandes entreprises) et hiérarchisez leur importance stratégique</text:p>
      <text:p text:style-name="P12"><text:bookmark text:name="_y4tulkyazwt1"/><text:span text:style-name="T5">1.4</text:span><text:span text:style-name="T4"> <text:s/></text:span><text:span text:style-name="T6">Objectifs quantitatifs</text:span></text:p>
      <text:p text:style-name="P7">Ce type d’information doit donner une idée du niveau d’activité sur votre future application mobile, ce qui peut impacter le choix de l’infrastructure technique.</text:p>
      <text:p text:style-name="P6"><text:span text:style-name="T7">·</text:span><text:span text:style-name="T8"> <text:s text:c="2"/></text:span>Quel volume de trafic visez-vous sur votre application ?</text:p>
      <text:p text:style-name="P6"><text:span text:style-name="T7">·</text:span><text:span text:style-name="T8"> <text:s text:c="2"/></text:span>Quel volume de téléchargement visez-vous ?</text:p>
      <text:p text:style-name="P6"><text:span text:style-name="T7">·</text:span><text:span text:style-name="T8"> <text:s text:c="2"/></text:span>Combien de ventes espérez-vous atteindre avec votre application ?</text:p>
      <text:p text:style-name="P12"><text:bookmark text:name="_8r5ibpw10siv"/><text:span text:style-name="T5">1.5</text:span><text:span text:style-name="T4"> <text:s/></text:span><text:span text:style-name="T6">Périmètre du projet</text:span></text:p>
      <text:p text:style-name="P6"><text:span text:style-name="T7">·</text:span><text:span text:style-name="T8"> <text:s text:c="2"/></text:span>Votre application doit-elle être multilingue ?</text:p>
      <text:p text:style-name="P6"><text:soft-page-break/><text:span text:style-name="T7">·</text:span><text:span text:style-name="T8"> <text:s text:c="2"/></text:span>L’application devra être compatible avec quels supports ? (mobile, tablette)</text:p>
      <text:p text:style-name="P6"><text:span text:style-name="T7">·</text:span><text:span text:style-name="T8"> <text:s text:c="2"/></text:span>L’application doit-elle être compatible avec Apple, Android, Windows…</text:p>
      <text:p text:style-name="P6"><text:span text:style-name="T7">·</text:span><text:span text:style-name="T8"> <text:s text:c="2"/></text:span>Quels sont les modules existant sur votre site web à intégrer sur l’application ?</text:p>
      <text:p text:style-name="P6"><text:span text:style-name="T7">·</text:span><text:span text:style-name="T8"> <text:s text:c="2"/></text:span>Quels sont les solutions de paiement à intégrer (PayPal, Carte bancaire …) ?</text:p>
      <text:p text:style-name="P6"><text:span text:style-name="T7">·</text:span><text:span text:style-name="T8"> <text:s text:c="2"/></text:span>Quelles sont les spécificités que le prestataire doit connaître (utilisation de la géolocalisation, création de compte, notification push, mode hors connexion…) ?</text:p>
      <text:p text:style-name="P12"><text:bookmark text:name="_ycv2txlo7mc7"/><text:span text:style-name="T5">1.6</text:span><text:span text:style-name="T4"> <text:s/></text:span><text:span text:style-name="T6">Description de l’existant</text:span></text:p>
      <text:p text:style-name="P6"><text:span text:style-name="T7">·</text:span><text:span text:style-name="T8"> <text:s text:c="2"/></text:span>Y a-t-il une déjà une précédente version de l’application mobile ?</text:p>
      <text:p text:style-name="P6"><text:span text:style-name="T7">·</text:span><text:span text:style-name="T8"> <text:s text:c="2"/></text:span>Y a-t-il des documents de présentation de l’entreprise ou de ses produits disponibles ?</text:p>
      <text:p text:style-name="P6"><text:span text:style-name="T7">·</text:span><text:span text:style-name="T8"> <text:s text:c="2"/></text:span>Quelles sont les ressources disponibles (logos, éléments graphiques, textes, …) ?</text:p>
      <text:p text:style-name="P6"><text:span text:style-name="T7">·</text:span><text:span text:style-name="T8"> <text:s text:c="2"/></text:span>Y a-t-il des ressources humaines internes ou externes déjà allouées au projet (chef de projet, webdesigner, webmaster, …) ?</text:p>
      <text:p text:style-name="P8"><text:s/></text:p>
      <text:p text:style-name="P14"><text:bookmark text:name="_wzy2f1uqc05h"/><text:span text:style-name="T3">2. Description graphique et ergonomique</text:span></text:p>
      <text:p text:style-name="P9"><text:span text:style-name="T5">2.1</text:span><text:span text:style-name="T4"> <text:s/></text:span><text:span text:style-name="T6">Charte graphique</text:span></text:p>
      <text:p text:style-name="P7">Votre cahier des charges sert également pour la description graphique et ergonomique de votre application mobile. Si vous avez des éléments de bases que vous souhaitez réutiliser, n’hésitez pas à les mentionner.</text:p>
      <text:p text:style-name="P6"><text:span text:style-name="T7">·</text:span><text:span text:style-name="T8"> <text:s text:c="2"/></text:span>Quel sera le code couleur de votre application ? Quelle sera la couleur dominante ?</text:p>
      <text:p text:style-name="P6"><text:span text:style-name="T7">·</text:span><text:span text:style-name="T8"> <text:s text:c="2"/></text:span>Y a-t-il des variations du code couleur selon les sections ou les pages de votre application ?</text:p>
      <text:p text:style-name="P6"><text:span text:style-name="T7">·</text:span><text:span text:style-name="T8"> <text:s text:c="2"/></text:span>Y a-t-il des déclinaisons de votre logo en fonction du code couleur des pages ?</text:p>
      <text:p text:style-name="P6"><text:span text:style-name="T7">·</text:span><text:span text:style-name="T8"> <text:s text:c="2"/></text:span>Avez-vous des éléments visuels à réutiliser ?</text:p>
      <text:p text:style-name="P6"><text:span text:style-name="T7">·</text:span><text:span text:style-name="T8"> <text:s text:c="2"/></text:span>Quelle police souhaitez-vous ? N’hésitez pas à donner des exemples d’applications !</text:p>
      <text:p text:style-name="P12"><text:bookmark text:name="_czwvygro79qi"/><text:span text:style-name="T5">2.2</text:span><text:span text:style-name="T4"> <text:s/></text:span><text:span text:style-name="T6">Design</text:span></text:p>
      <text:p text:style-name="P2"><text:span text:style-name="T9">Avez-vous des exigences particulières concernant le design de votre application : Animations, fonctionnalités architecture … ?</text:span></text:p>
      <text:p text:style-name="P12"><text:bookmark text:name="_3lazlkxpcb4r"/><text:span text:style-name="T5">2.3</text:span><text:span text:style-name="T4"> <text:s/></text:span><text:span text:style-name="T6">Maquettes</text:span></text:p>
      <text:p text:style-name="P7">Quoi de mieux qu’une maquette pour visualiser un projet ? Si vous avez une maquette ou prototype de vos idées et de ce que vous aimeriez obtenir, là aussi, incluez-le dans votre cahier des charges. Les maquettes devront contenir :</text:p>
      <text:p text:style-name="P6"><text:span text:style-name="T7">·</text:span><text:span text:style-name="T8"> <text:s text:c="2"/></text:span>Le workflow de l’application (les différentes étapes en fonction du parcours utilisateur…)</text:p>
      <text:p text:style-name="P6"><text:span text:style-name="T7">·</text:span><text:span text:style-name="T8"> <text:s text:c="2"/></text:span>L’organisation des informations sur les différents écrans</text:p>
      <text:p text:style-name="P2"><text:span text:style-name="T10"><text:s/></text:span></text:p>
      <text:p text:style-name="P14"><text:bookmark text:name="_9gezkkhr3jjn"/><text:soft-page-break/><text:span text:style-name="T3">3. Description fonctionnelle et technique</text:span></text:p>
      <text:p text:style-name="P5"><text:span text:style-name="T9">Si vous disposez de spécifications fonctionnelles détaillées ou de tout autre document utile n’hésitez pas à les ajouter en annexe de votre cahier des charges.</text:span></text:p>
      <text:p text:style-name="P12"><text:bookmark text:name="_x9jbanc3zkc9"/><text:span text:style-name="T5">3.1</text:span><text:span text:style-name="T4"> <text:s/></text:span><text:span text:style-name="T6">Arborescence du site</text:span></text:p>
      <text:p text:style-name="P7">Présenter l’arborescence de votre application sous la forme d’un schéma est souvent une bonne idée !</text:p>
      <text:p text:style-name="P6"><text:span text:style-name="T7">·</text:span><text:span text:style-name="T8"> <text:s text:c="2"/></text:span>Quelle sont les grandes sections de votre application ?</text:p>
      <text:p text:style-name="P6"><text:span text:style-name="T7">·</text:span><text:span text:style-name="T8"> <text:s text:c="2"/></text:span>Comment sont organisées les différentes rubriques ?</text:p>
      <text:p text:style-name="P6"><text:span text:style-name="T7">·</text:span><text:span text:style-name="T8"> <text:s text:c="2"/></text:span>Quelles sont les pages principales ?</text:p>
      <text:p text:style-name="P12"><text:bookmark text:name="_bo8vyvh76iuy"/><text:span text:style-name="T5">3.2</text:span><text:span text:style-name="T4"> <text:s/></text:span><text:span text:style-name="T6">Informations relatives aux contenus</text:span></text:p>
      <text:p text:style-name="P6"><text:span text:style-name="T7">·</text:span><text:span text:style-name="T8"> <text:s text:c="2"/></text:span>Lister les contenus que le prestataire doit reprendre</text:p>
      <text:p text:style-name="P6"><text:span text:style-name="T7">·</text:span><text:span text:style-name="T8"> <text:s text:c="2"/></text:span>Lister les contenus que le prestataire doit créer</text:p>
      <text:p text:style-name="P6"><text:span text:style-name="T7">·</text:span><text:span text:style-name="T8"> <text:s text:c="2"/></text:span>Le prestataire doit-il prévoir l’achat de photo ou la création de texte ?</text:p>
      <text:p text:style-name="P6"><text:span text:style-name="T7">·</text:span><text:span text:style-name="T8"> <text:s text:c="2"/></text:span>Lister également le format des contenus proposés (Texte, Photo, Vidéo…)</text:p>
      <text:p text:style-name="P6"><text:span text:style-name="T7">·</text:span><text:span text:style-name="T8"> <text:s text:c="2"/></text:span>…</text:p>
      <text:p text:style-name="P12"><text:bookmark text:name="_m65iff9ea334"/><text:span text:style-name="T5">3.3</text:span><text:span text:style-name="T4"> <text:s/></text:span><text:span text:style-name="T6">Contraintes techniques</text:span></text:p>
      <text:p text:style-name="P7">Précisez également dans votre cahier des charges les contraintes techniques dont votre application aura surement à faire face.</text:p>
      <text:p text:style-name="P6"><text:span text:style-name="T7">·</text:span><text:span text:style-name="T8"> <text:s text:c="2"/></text:span>Hébergement</text:p>
      <text:p text:style-name="P6"><text:span text:style-name="T7">·</text:span><text:span text:style-name="T8"> <text:s text:c="2"/></text:span>Assurer la maintenance</text:p>
      <text:p text:style-name="P6"><text:span text:style-name="T7">·</text:span><text:span text:style-name="T8"> <text:s text:c="2"/></text:span>Proposer des astreintes pour le dépannage</text:p>
      <text:p text:style-name="P6"><text:span text:style-name="T7">·</text:span><text:span text:style-name="T8"> <text:s text:c="2"/></text:span>Formation à l’utilisation du back office</text:p>
      <text:p text:style-name="P6"><text:span text:style-name="T7">·</text:span><text:span text:style-name="T8"> <text:s text:c="2"/></text:span>Intégrer des services tiers : site web, CRM…</text:p>
      <text:p text:style-name="P6"><text:span text:style-name="T7">·</text:span><text:span text:style-name="T8"> <text:s text:c="2"/></text:span>Quel sera les solutions utilisées avec votre application (Frameworks, templates, etc…)</text:p>
      <text:p text:style-name="P2"><text:span text:style-name="T10"><text:s/></text:span></text:p>
      <text:p text:style-name="P14"><text:bookmark text:name="_qla4ig5beqfh"/><text:span text:style-name="T3">4. Prestations attendues et modalités de sélection des prestataires</text:span></text:p>
      <text:p text:style-name="P12"><text:bookmark text:name="_eikvre9sxw9c"/><text:span text:style-name="T5">4.1</text:span><text:span text:style-name="T4"> <text:s/></text:span><text:span text:style-name="T6">Prestations attendues </text:span></text:p>
      <text:p text:style-name="P10"><text:span text:style-name="T11">Dans votre cahier des charges, vous devrez également préciser l’ensemble des prestations dont vous ne vous occuperez pas et que vous souhaitez sous-traiter. En précisant cela, vous souhaitez ainsi obtenir des devis pour les prestations mentionnées :</text:span></text:p>
      <text:p text:style-name="P6"><text:span text:style-name="T7">·</text:span><text:span text:style-name="T8"> <text:s text:c="2"/></text:span>Développement</text:p>
      <text:p text:style-name="P6"><text:soft-page-break/><text:span text:style-name="T7">·</text:span><text:span text:style-name="T8"> <text:s text:c="2"/></text:span>Design</text:p>
      <text:p text:style-name="P6"><text:span text:style-name="T7">·</text:span><text:span text:style-name="T8"> <text:s text:c="2"/></text:span>Intégration</text:p>
      <text:p text:style-name="P6"><text:span text:style-name="T7">·</text:span><text:span text:style-name="T8"> <text:s text:c="2"/></text:span>Refondre le site existant pour l’intégrer dans une application</text:p>
      <text:p text:style-name="P6"><text:span text:style-name="T7">·</text:span><text:span text:style-name="T8"> <text:s text:c="2"/></text:span>Intégrer une boutique dans la section e-commerce</text:p>
      <text:p text:style-name="P6"><text:span text:style-name="T7">·</text:span><text:span text:style-name="T8"> <text:s text:c="2"/></text:span>Créer un site web de promotion de l’application</text:p>
      <text:p text:style-name="P6"><text:span text:style-name="T7">·</text:span><text:span text:style-name="T8"> <text:s text:c="2"/></text:span>Assurer l’hébergement du site</text:p>
      <text:p text:style-name="P6"><text:span text:style-name="T7">·</text:span><text:span text:style-name="T8"> <text:s text:c="2"/></text:span>Former les équipes à l’utilisation de l’application</text:p>
      <text:p text:style-name="P6"><text:span text:style-name="T7">·</text:span><text:span text:style-name="T8"> <text:s text:c="2"/></text:span>Accompagnement marketing : <text:a xlink:type="simple" xlink:href="https://www.lafabriquedunet.fr/blog/plan-marketing-web-budget-previsionnel-ecommerce/" text:style-name="ListLabel_20_1" text:visited-style-name="ListLabel_20_1"><text:span text:style-name="T12">plan marketing</text:span></text:a>, SEO, SEA, webanalyse, …)</text:p>
      <text:p text:style-name="P6"><text:span text:style-name="T7">·</text:span><text:span text:style-name="T8"> <text:s text:c="2"/></text:span>…</text:p>
      <text:p text:style-name="P12"><text:bookmark text:name="_cew9cchgzboc"/><text:span text:style-name="T5">4.2</text:span><text:span text:style-name="T4"> <text:s/></text:span><text:span text:style-name="T6">Planning</text:span></text:p>
      <text:p text:style-name="P7">Ajoutez un agenda des dates souhaitées pour la validation des différentes étapes :</text:p>
      <text:p text:style-name="P6"><text:span text:style-name="T7">·</text:span><text:span text:style-name="T8"> <text:s text:c="2"/></text:span>Date de la création et validation des maquettes</text:p>
      <text:p text:style-name="P6"><text:span text:style-name="T7">·</text:span><text:span text:style-name="T8"> <text:s text:c="2"/></text:span>Date de la création et validation des prototypes</text:p>
      <text:p text:style-name="P6"><text:span text:style-name="T7">·</text:span><text:span text:style-name="T8"> <text:s text:c="2"/></text:span>Date de la création et validation de l’application</text:p>
      <text:p text:style-name="P6"><text:span text:style-name="T7">·</text:span><text:span text:style-name="T8"> <text:s text:c="2"/></text:span>Dates des tests</text:p>
      <text:p text:style-name="P6"><text:span text:style-name="T7">·</text:span><text:span text:style-name="T8"> <text:s text:c="2"/></text:span>Date de mise en ligne sur les stores</text:p>
      <text:p text:style-name="P12"><text:bookmark text:name="_mtmraze7eu0i"/><text:span text:style-name="T5">4.3</text:span><text:span text:style-name="T4"> <text:s/></text:span><text:span text:style-name="T6">Méthodologie de suivi</text:span></text:p>
      <text:p text:style-name="P6"><text:span text:style-name="T7">·</text:span><text:span text:style-name="T8"> <text:s text:c="2"/></text:span>Souhaitez-vous que le prestataire recourt à une <text:a xlink:type="simple" xlink:href="https://www.lafabriquedunet.fr/conseils/developpement-maintenance-site-web/suivi-developpement-site-internet-agence-web/" text:style-name="ListLabel_20_1" text:visited-style-name="ListLabel_20_1"><text:span text:style-name="T12">méthodologie de développement agile</text:span></text:a> ?</text:p>
      <text:p text:style-name="P6"><text:span text:style-name="T7">·</text:span><text:span text:style-name="T8"> <text:s text:c="2"/></text:span>Comment voulez-vous organiser le suivi du projet : échanges téléphoniques hebdomadaires, présentation physique régulière des avancées, … ?</text:p>
      <text:p text:style-name="P6"><text:span text:style-name="T7">·</text:span><text:span text:style-name="T8"> <text:s text:c="2"/></text:span>Souhaitez-vous avoir accès à un environnement de pré production ?</text:p>
      <text:p text:style-name="P12"><text:bookmark text:name="_ryc180mmmod0"/><text:span text:style-name="T5">4.4</text:span><text:span text:style-name="T4"> <text:s/></text:span><text:span text:style-name="T6">Modalités de sélection du prestataire</text:span></text:p>
      <text:p text:style-name="P6"><text:span text:style-name="T7">·</text:span><text:span text:style-name="T8"> <text:s text:c="2"/></text:span>Quels éléments souhaitez-vous que le prestataire intègre à sa réponse : présentation de la société avec références, préconisations techniques, difficultés identifiées, méthodologie proposée, présentation de l’équipe projet, devis détaillé, … ?</text:p>
      <text:p text:style-name="P6"><text:span text:style-name="T7">·</text:span><text:span text:style-name="T8"> <text:s text:c="2"/></text:span>Avez-vous établi une grille de critères pour évaluer les réponses des prestataires ?</text:p>
      <text:p text:style-name="P6"><text:span text:style-name="T7">·</text:span><text:span text:style-name="T8"> <text:s text:c="2"/></text:span>Indiquez le ou les contacts en cas de question sur le cahier des charges ainsi que la date limite de réponse</text:p>
      <text:p text:style-name="P6"><text:span text:style-name="T7">·</text:span><text:span text:style-name="T8"> <text:s text:c="2"/></text:span>Si vous disposez d’une estimation de budget pour votre projet vous pouvez également le mentionn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fo:color="#1155cc" style:text-underline-style="solid" style:text-underline-width="auto" style:text-underline-color="font-color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2.0835in" svg:height="0.5937in" draw:z-index="3"><draw:image xlink:href="Pictures/10000201000000C8000000393D9705F58EEA5996.png" xlink:type="simple" xlink:show="embed" xlink:actuate="onLoad" loext:mime-type="image/png"/></draw:frame></text:p>
      </style:header>
      <style:footer>
        <text:p text:style-name="MP2">Modèle réalisé par La Fabrique du Net - <text:a xlink:type="simple" xlink:href="http://www.lafabriquedunet.fr" text:style-name="ListLabel_20_2" text:visited-style-name="ListLabel_20_2"><text:span text:style-name="MT1">http://www.lafabriquedunet.f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103" meta:word-count="1096" meta:character-count="7169" meta:non-whitespace-character-count="6014"/>
    <meta:generator>LibreOfficeDev/6.0.5.2$Linux_X86_64 LibreOffice_project/</meta:generator>
  </office:meta>
</office:document-meta>
</file>